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47cm"/>
    </style:style>
    <style:style style:name="ro1" style:family="table-row">
      <style:table-row-properties style:row-height="1.2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4">
      <style:table-cell-properties fo:background-color="#00a933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ttery Capacity</text:p>
          </table:table-cell>
          <table:covered-table-cell table:style-name="ce2"/>
          <table:covered-table-cell table:number-columns-repeated="3" table:style-name="Default"/>
          <table:covered-table-cell/>
          <table:table-cell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ESP 8266 Mini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seconds</text:p>
          </table:table-cell>
          <table:table-cell table:style-name="ce14" office:value-type="string" calcext:value-type="string">
            <text:p>mA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ing wake up</text:p>
          </table:table-cell>
          <table:table-cell office:value-type="float" office:value="100" calcext:value-type="float">
            <text:p>100,00</text:p>
          </table:table-cell>
          <table:table-cell office:value-type="float" office:value="20" calcext:value-type="float">
            <text:p>20,00</text:p>
          </table:table-cell>
          <table:table-cell table:formula="of:=[.C7]*[.D7]" office:value-type="float" office:value="2000" calcext:value-type="float">
            <text:p>2.000,0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During deep sleep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formula="of:=60*60*24-[.D7]" office:value-type="float" office:value="86380" calcext:value-type="float">
            <text:p>86.380,00</text:p>
          </table:table-cell>
          <table:table-cell table:style-name="ce5" table:formula="of:=[.C8]*[.D8]" office:value-type="float" office:value="172760" calcext:value-type="float">
            <text:p>172.760,0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E7:.E8])" office:value-type="float" office:value="174760" calcext:value-type="float">
            <text:p>174.760,00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 table:formula="of:=[.E9]/3600" office:value-type="float" office:value="48.5444444444444" calcext:value-type="float">
            <text:p>48,54</text:p>
          </table:table-cell>
          <table:table-cell table:style-name="ce8" office:value-type="string" calcext:value-type="string">
            <text:p>mAh / Tag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 calcext:value-type="string">
            <text:p>mA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attery Capacity</text:p>
          </table:table-cell>
          <table:table-cell office:value-type="float" office:value="320" calcext:value-type="float">
            <text:p>320,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70 % Nutzbar</text:p>
          </table:table-cell>
          <table:table-cell table:style-name="ce5" table:formula="of:=[.D13]*0.7" office:value-type="float" office:value="224" calcext:value-type="float">
            <text:p>224,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Tage</text:p>
          </table:table-cell>
          <table:table-cell table:formula="of:=[.D14]/[.E10]" office:value-type="float" office:value="4.614328221561" calcext:value-type="float">
            <text:p>4,6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text:p>Seeedstudio XIAO ESP32C3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seconds</text:p>
          </table:table-cell>
          <table:table-cell table:style-name="ce14" office:value-type="string" calcext:value-type="string">
            <text:p>mA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ing wake up</text:p>
          </table:table-cell>
          <table:table-cell office:value-type="float" office:value="60" calcext:value-type="float">
            <text:p>60,00</text:p>
          </table:table-cell>
          <table:table-cell table:formula="of:=20*2" office:value-type="float" office:value="40" calcext:value-type="float">
            <text:p>40,00</text:p>
          </table:table-cell>
          <table:table-cell table:formula="of:=[.C23]*[.D23]" office:value-type="float" office:value="2400" calcext:value-type="float">
            <text:p>2.400,0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During deep sleep</text:p>
          </table:table-cell>
          <table:table-cell table:style-name="ce5" office:value-type="float" office:value="0.043" calcext:value-type="float">
            <text:p>0,04</text:p>
          </table:table-cell>
          <table:table-cell table:style-name="ce5" table:formula="of:=60*60*24-[.D23]" office:value-type="float" office:value="86360" calcext:value-type="float">
            <text:p>86.360,00</text:p>
          </table:table-cell>
          <table:table-cell table:style-name="ce5" table:formula="of:=[.C24]*[.D24]" office:value-type="float" office:value="3713.48" calcext:value-type="float">
            <text:p>3.713,48</text:p>
          </table:table-cell>
          <table:table-cell/>
          <table:table-cell table:style-name="ce4"/>
        </table:table-row>
        <table:table-row table:style-name="ro2">
          <table:table-cell table:number-columns-repeated="4"/>
          <table:table-cell table:formula="of:=SUM([.E23:.E24])" office:value-type="float" office:value="6113.48" calcext:value-type="float">
            <text:p>6.113,4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 table:formula="of:=[.E25]/3600" office:value-type="float" office:value="1.69818888888889" calcext:value-type="float">
            <text:p>1,70</text:p>
          </table:table-cell>
          <table:table-cell table:style-name="ce8" office:value-type="string" calcext:value-type="string">
            <text:p>mAh / Tag</text:p>
          </table:table-cell>
          <table:table-cell table:style-name="ce7"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 calcext:value-type="string">
            <text:p>mA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attery Capacity</text:p>
          </table:table-cell>
          <table:table-cell office:value-type="float" office:value="320" calcext:value-type="float">
            <text:p>320,00</text:p>
          </table:table-cell>
          <table:table-cell table:number-columns-repeated="2"/>
          <table:table-cell table:style-name="ce4"/>
        </table:table-row>
        <table:table-row table:style-name="ro2">
          <table:table-cell table:number-columns-repeated="2"/>
          <table:table-cell table:style-name="ce5" office:value-type="string" calcext:value-type="string">
            <text:p>60 % Nutzbar </text:p>
          </table:table-cell>
          <table:table-cell table:style-name="ce5" table:formula="of:=[.D29]*0.6" office:value-type="float" office:value="192" calcext:value-type="float">
            <text:p>192,00</text:p>
          </table:table-cell>
          <table:table-cell table:number-columns-repeated="2"/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Tage</text:p>
          </table:table-cell>
          <table:table-cell table:style-name="ce18" table:formula="of:=[.D30]/[.E26]" office:value-type="float" office:value="113.061627747208" calcext:value-type="float">
            <text:p>113,06</text:p>
          </table:table-cell>
          <table:table-cell table:number-columns-repeated="3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1T16:58:42.269575566</dc:date>
    <meta:editing-duration>PT3H5M40S</meta:editing-duration>
    <meta:editing-cycles>9</meta:editing-cycles>
    <meta:generator>LibreOffice/7.3.7.2$Linux_X86_64 LibreOffice_project/30$Build-2</meta:generator>
    <meta:document-statistic meta:table-count="1" meta:cell-count="45" meta:object-count="0"/>
  </office:meta>
</office:document-meta>
</file>